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style:language-asian="zh" style:country-asian="CN"/>
    </style:style>
    <style:style style:name="P5" style:family="paragraph" style:parent-style-name="code">
      <style:text-properties style:font-name="Cambria" fo:font-size="12pt" style:font-size-asian="12pt" style:font-name-complex="Cambria" style:font-size-complex="12pt"/>
    </style:style>
    <style:style style:name="P6" style:family="paragraph" style:parent-style-name="code">
      <style:text-properties fo:font-weight="bold" style:font-weight-asian="bold"/>
    </style:style>
    <style:style style:name="P7" style:family="paragraph" style:parent-style-name="code">
      <style:text-properties style:language-asian="zh" style:country-asian="CN"/>
    </style:style>
    <style:style style:name="P8" style:family="paragraph" style:parent-style-name="Standard">
      <style:paragraph-properties fo:margin-left="0.5in" fo:margin-right="0in" fo:text-indent="0in" style:auto-text-indent="false"/>
    </style:style>
    <style:style style:name="P9" style:family="paragraph" style:parent-style-name="Heading" style:master-page-name="Standard">
      <style:paragraph-properties style:page-numb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style:font-name="Courier New1" fo:font-size="10pt" style:font-size-asian="10pt" style:font-size-complex="10pt"/>
    </style:style>
    <style:style style:name="P14" style:family="paragraph" style:parent-style-name="Standard" style:list-style-name="L4">
      <style:text-properties style:font-name="Cambria" fo:font-size="12pt" style:font-size-asian="12pt" style:font-size-complex="12pt"/>
    </style:style>
    <style:style style:name="P15" style:family="paragraph" style:parent-style-name="List_20_Paragraph" style:list-style-name="WW8Num3">
      <style:paragraph-properties fo:margin-left="0in" fo:margin-right="0in" fo:text-indent="0in" style:auto-text-indent="false"/>
    </style:style>
    <style:style style:name="P16" style:family="paragraph" style:parent-style-name="List_20_Paragraph" style:list-style-name="WW8Num4">
      <style:paragraph-properties fo:margin-left="0in" fo:margin-right="0in" fo:text-indent="0in" style:auto-text-indent="false"/>
    </style:style>
    <style:style style:name="P17" style:family="paragraph" style:parent-style-name="Heading_20_2">
      <style:paragraph-properties fo:margin-left="0in" fo:margin-right="0in" fo:text-indent="0in" style:auto-text-indent="false"/>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sian="SimSun"/>
    </style:style>
    <style:style style:name="T4" style:family="text">
      <style:text-properties style:font-name-asian="SimSun" style:language-asian="zh" style:country-asian="CN"/>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font-name="Cambria1" fo:font-size="12pt" fo:language="en" fo:country="US"/>
    </style:style>
    <style:style style:name="T8" style:family="text">
      <style:text-properties style:font-name="Cambria1" fo:font-size="12pt" fo:language="en" fo:country="US" fo:font-weight="bold" style:font-weight-asian="bold" style:font-weight-complex="bold"/>
    </style:style>
    <style:style style:name="T9" style:family="text">
      <style:text-properties style:language-asian="zh" style:country-asian="CN"/>
    </style:style>
    <style:style style:name="T10" style:family="text">
      <style:text-properties style:font-name="Courier New1"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xCAT Statelite Cookbook</text:p>
      <text:p text:style-name="Standard"><text:span text:style-name="Internet_20_link"/></text:p>
      <text:p text:style-name="Standard"><text:date style:data-style-name="N37" text:date-value="2010-03-09T15:41:34.16">03/09/10</text:date>, <text:time style:data-style-name="N43" text:time-value="2010-02-12T14:39:23" text:fixed="true">02:39:23 PM</text:time></text:p>
      <text:h text:style-name="Heading_20_1" text:outline-level="1">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text:soft-page-break/>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Lock Down main image</text:h>
      <text:p text:style-name="Standard"/>
      <text:p text:style-name="Standard">Any statelite image will need some files to be read/writable for individual nodes. <text:s/>But we encourage you to first lock down the main image. <text:s/>The image will be placed in /install/netboot/&lt;os&gt;/&lt;arch&gt;/&lt;profile&gt;/rootimg after running genimage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text:soft-page-break/>service nfs restart</text:p>
      <text:p text:style-name="Standard"/>
      <text:h text:style-name="Heading_20_2" text:outline-level="2">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xml:id="list35506321" text:style-name="WW8Num3">
        <text:list-item>
          <text:p text:style-name="P15"><text:span text:style-name="T1">Blank or </text:span><text:span text:style-name="T5">tmpfs</text:span><text:span text:style-name="T1"> or </text:span><text:span text:style-name="T5">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15"><text:span text:style-name="T5">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15"><text:span text:style-name="T5">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15"><text:span text:style-name="T5">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15"><text:span text:style-name="T2">bind</text:span> - <text:span text:style-name="T7">instead of using symbolic links, “mount --bind” is used to mount the file to the root image, and the permission for the file will keep the same as the original one.</text:span></text:p>
        </text:list-item>
        <text:list-item>
          <text:p text:style-name="P15"><text:span text:style-name="T8">bind,persistent</text:span><text:span text:style-name="T7"> - the file will be persistent across reboots, and the file will be mounted with “--bind” option. </text:span></text:p>
        </text:list-item>
      </text:list>
      <text:p text:style-name="Standard"/>
      <text:p text:style-name="P1"><text:soft-page-break/>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text:soft-page-break/>"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h text:style-name="Heading_20_2" text:outline-level="2">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text:soft-page-break/>$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Determine where state will be held</text:h>
      <text:p text:style-name="Standard">You may want some files in the image to be stored permanently, to survive reboots. <text:s text:c="2"/>This is done by entering the information into the statelite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gpfs/state directory on the machine known as cnfs. <text:s/>This is true for all images, unless an image name is specified in the 2<text:span text:style-name="T6">nd</text:span> column.</text:p>
      <text:p text:style-name="Standard"/>
      <text:p text:style-name="Standard">When the node boots up, then the value of statemnt will be mounted to /.statelite/persistent. <text:s/>The code will then create the following subdirectory /.snapshot/persistent/&lt;nodename&gt;</text:p>
      <text:p text:style-name="Standard">This directory will be the root of the image for this node's persistent files.</text:p>
      <text:p text:style-name="Standard"/>
      <text:p text:style-name="Standard">To set the “statemnt” value, <text:s/>you can use variables in xCAT database, <text:s/>it follows the grammer in the “litetree” table, <text:s/>for example:</text:p>
      <text:p text:style-name="code">#node,image,statemnt,comments,disable</text:p>
      <text:p text:style-name="code">“hv32lpar05”,,”$noderes.nfsserver:/lite/state”,,</text:p>
      <text:p text:style-name="Standard"/>
      <text:p text:style-name="Standard"><text:span text:style-name="T2">Note</text:span>: <text:s/>Do not name your persistent storage directory after the node name, as this will be placed in the directory automatically. <text:s text:c="2"/>If you do, then a directory named <text:soft-page-break/>/state/n01 will have its state tree inside /state/n01/n01. <text:s/></text:p>
      <text:h text:style-name="Heading_20_2" text:outline-level="2">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9">/opt/xcat/share/xcat/netboot/sles/compute.sles11.pkglist</text:span> test1.pkglist</text:p>
      <text:p text:style-name="Standard"/>
      <text:p text:style-name="Standard">You can then add more packages to the test1.pkglist <text:span text:style-name="T9">by editing test1.pkglist</text:span>.</text:p>
      <text:h text:style-name="Heading_20_2" text:outline-level="2">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5512251" text:style-name="L1">
        <text:list-item>
          <text:p text:style-name="P10">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xml:id="list35511605" text:style-name="L2">
        <text:list-item>
          <text:p text:style-name="P11">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8">Note: if some of these RPMs will need write permissions to files on the node, add those files or directories into the “litefile” table. </text:p>
      <text:p text:style-name="Standard"><text:soft-page-break/></text:p>
      <text:list xml:id="list35519750" text:style-name="L3">
        <text:list-item>
          <text:p text:style-name="P12">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8">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Create Statelite Image</text:h>
      <text:p text:style-name="Standard">After all our tables are set up, it is time to create a base image. In this example, the operating system is RedHat 5.3, and we will name our image “test1”. <text:s/></text:p>
      <text:p text:style-name="P2"/>
      <text:p text:style-name="Standard">Run the genimage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Alternatively, you can run the OS-specific genimage command directly. <text:s/>For example, for Red Hat:</text:p>
      <text:p text:style-name="code">cd /opt/xcat/share/xcat/netboot/rh</text:p>
      <text:p text:style-name="code">./genimage –o rhels5.3 –p <text:span text:style-name="T4">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4">One new option named “<text:span text:style-name="T2">--permission</text:span>” is added for statelite mode, you can assign user-definable permission for <text:s/>“/.statelite” directory. The default permission is 755, for example:</text:p>
      <text:p text:style-name="P7">./genimage –o rhels5.3 –p <text:span text:style-name="T3">test1</text:span> –i eth0 –n mlx4_core,mlx4_en,igb,bnx2 –m statelite –permission 777</text:p>
      <text:p text:style-name="P4"/>
      <text:p text:style-name="Standard">This image that you have created can be used for stateless or statelite booting. <text:s/></text:p>
      <text:h text:style-name="P17" text:outline-level="2">Modify statelite image</text:h>
      <text:p text:style-name="P3"/>
      <text:p text:style-name="Standard"><text:soft-page-break/>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chroot to make additional changes, for example, yum/zypper updates/install using the –installroot flag. <text:s/></text:p>
      <text:p text:style-name="Standard"/>
      <text:p text:style-name="Standard">For Red Hat it is necessary is to copy some passwd files and ssh settings from xCAT into the image. <text:span text:style-name="T9">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Standard"/>
      <text:h text:style-name="Heading_20_2" text:outline-level="2"><text:s/>Run liteimg &lt;os&gt;-&lt;arch&gt;-&lt;profile&gt;</text:h>
      <text:p text:style-name="Standard"/>
      <text:p text:style-name="Standard">The liteimg command will modify your statelite image (the image that genimage just created) by creating a series of links. <text:s/>Once you are satisfied your image contains what you want it to, run “liteimg &lt;os&gt;-&lt;arch&gt;-&lt;profile&gt;”. <text:s/>For example:</text:p>
      <text:p text:style-name="Standard"/>
      <text:p text:style-name="code">liteimg rhels5.3-x86_64-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s/>Set the boot state to “statelite”</text:h>
      <text:p text:style-name="Standard"/>
      <text:p text:style-name="Standard">You can now deploy the node:</text:p>
      <text:p text:style-name="Standard"><text:soft-page-break/></text:p>
      <text:p text:style-name="code">nodeset &lt;noderange&gt; statelite=centos5.3-x86_64-test1</text:p>
      <text:p text:style-name="code"/>
      <text:p text:style-name="P5">Or just run:</text:p>
      <text:p text:style-name="code"/>
      <text:p text:style-name="code">nodeset &lt;noderange&gt; statelite</text:p>
      <text:p text:style-name="Standard"/>
      <text:p text:style-name="Standard">This will create the necessary files in /tftpboot for the node to boot correctly.</text:p>
      <text:p text:style-name="Standard"/>
      <text:h text:style-name="Heading_20_2" text:outline-level="2"><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5">Run the following command to boot up the nodes into statelite mode:</text:p>
      <text:p text:style-name="P5"/>
      <text:p text:style-name="code">rnetboot &lt;noderange&gt;</text:p>
      <text:p text:style-name="P5"/>
      <text:p text:style-name="P5">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5"/>
      <text:p text:style-name="Standard">You can then use rcons or wcons to watch the node boot up.</text:p>
      <text:h text:style-name="Heading_20_1" text:outline-level="1"><text:soft-page-break/>New Commands</text:h>
      <text:p text:style-name="Standard"/>
      <text:p text:style-name="Standard">The following commands are in /opt/xcat/bin:</text:p>
      <text:p text:style-name="P6"/>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soft-page-break/>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0">/install/netboot/&lt;os&gt;/&lt;arch&gt;/&lt;profile&gt;/rootimg</text:span> diretory. </text:p>
      <text:p text:style-name="Standard"/>
      <text:p text:style-name="Standard">To install or update an <text:s/>rpm, do the following:</text:p>
      <text:list xml:id="list35528141" text:style-name="L4">
        <text:list-item>
          <text:p text:style-name="P13">rpm --root /install/netboot/&lt;os&gt;/&lt;arch&gt;/&lt;profile&gt;/rootimg <text:s text:c="3"/>rpm_name</text:p>
        </text:list-item>
        <text:list-item>
          <text:p text:style-name="P14">Restart the software application on the nodes. </text:p>
          <text:p text:style-name="P13">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0">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Debugging techniques</text:h>
      <text:p text:style-name="Standard"/>
      <text:list xml:id="list35527500" text:style-name="WW8Num4">
        <text:list-item>
          <text:p text:style-name="P16">When a node boots up in sta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16">You can also set the machine to shell. <text:s/>Just add the word “shell” on the end of the pxeboot file of the node in the append line. This will make the init script in the initramfs pause 3 times before doing a switch_root.</text:p>
        </text:list-item>
        <text:list-item>
          <text:p text:style-name="P16">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Statelite Cookbook</dc:title>
    <meta:initial-creator>Vallard Benincosa</meta:initial-creator>
    <meta:creation-date>2010-02-03T13:22:00</meta:creation-date>
    <dc:date>2010-03-09T15:41:33.96</dc:date>
    <meta:print-date>2010-01-27T18:01:00</meta:print-date>
    <meta:editing-cycles>40</meta:editing-cycles>
    <meta:editing-duration>PT37H37M38S</meta:editing-duration>
    <meta:document-statistic meta:table-count="0" meta:image-count="0" meta:object-count="0" meta:page-count="12" meta:paragraph-count="274" meta:word-count="3102" meta:character-count="21280"/>
    <meta:user-defined meta:name="Info 1"/>
    <meta:user-defined meta:name="Info 2"/>
    <meta:user-defined meta:name="Info 3"/>
    <meta:user-defined meta:name="Info 4"/>
  </office:meta>
</office:document-meta>
</file>